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12pt" fo:background-color="#ffff00" style:font-size-asian="12pt" style:font-name-complex="Arial" style:font-size-complex="12pt"/>
    </style:style>
    <style:style style:name="P2" style:family="paragraph" style:parent-style-name="Standard">
      <style:text-properties style:font-name="Arial" fo:font-size="12pt" style:font-size-asian="12pt" style:font-name-complex="Arial" style:font-size-complex="12pt"/>
    </style:style>
    <style:style style:name="P3" style:family="paragraph" style:parent-style-name="Standard">
      <style:paragraph-properties fo:margin-top="0.423cm" fo:margin-bottom="0cm" loext:contextual-spacing="false" fo:line-height="115%" fo:text-align="justify" style:justify-single-word="false"/>
    </style:style>
    <style:style style:name="P4" style:family="paragraph" style:parent-style-name="Standard">
      <style:paragraph-properties fo:margin-top="0.423cm" fo:margin-bottom="0cm" loext:contextual-spacing="false" fo:line-height="115%" fo:text-align="center" style:justify-single-word="false"/>
    </style:style>
    <style:style style:name="P5" style:family="paragraph" style:parent-style-name="Standard">
      <style:paragraph-properties fo:margin-top="0.423cm" fo:margin-bottom="0cm" loext:contextual-spacing="false" fo:line-height="115%" fo:text-align="justify" style:justify-single-word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Standard">
      <style:paragraph-properties fo:margin-top="0.423cm" fo:margin-bottom="0cm" loext:contextual-spacing="false" fo:line-height="115%" fo:text-align="center" style:justify-single-word="false"/>
      <style:text-properties style:font-name="Arial" fo:font-size="12pt" style:font-size-asian="12pt" style:font-name-complex="Arial" style:font-size-complex="12pt"/>
    </style:style>
    <style:style style:name="P7" style:family="paragraph" style:parent-style-name="Standard">
      <style:paragraph-properties fo:margin-top="0.423cm" fo:margin-bottom="0cm" loext:contextual-spacing="false" fo:line-height="115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Standard" style:master-page-name="MP0">
      <style:paragraph-properties style:page-number="auto" fo:break-before="page"/>
      <style:text-properties style:font-name="Arial" fo:font-size="12pt" style:font-size-asian="12pt" style:font-name-complex="Arial" style:font-size-complex="12pt"/>
    </style:style>
    <style:style style:name="P9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>
      <style:text-properties style:font-name="Arial" fo:font-size="12pt" officeooo:rsid="000ddbb1" officeooo:paragraph-rsid="000ddbb1" style:font-size-asian="12pt" style:font-name-complex="Arial" style:font-size-complex="12pt"/>
    </style:style>
    <style:style style:name="T1" style:family="text">
      <style:text-properties style:font-name="Arial" fo:font-size="12pt" style:font-size-asian="12pt" style:font-name-complex="Arial" style:font-size-complex="12pt"/>
    </style:style>
    <style:style style:name="T2" style:family="text">
      <style:text-properties style:font-name="Arial" fo:font-size="12pt" officeooo:rsid="000ddbb1" style:font-size-asian="12pt" style:font-name-complex="Arial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4" style:family="text">
      <style:text-properties officeooo:rsid="000ddb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LOGO EMPRESA</text:p>
      <text:p text:style-name="P2"/>
      <text:p text:style-name="P2"/>
      <text:p text:style-name="P2">Bogotá,<text:span text:style-name="T4">26/11/2015</text:span></text:p>
      <text:p text:style-name="P2"/>
      <text:p text:style-name="P2"/>
      <text:p text:style-name="P2">Señor<text:span text:style-name="T4">a </text:span></text:p>
      <text:p text:style-name="P2"/>
      <text:p text:style-name="P10">Ingrid Martinez</text:p>
      <text:p text:style-name="P2"/>
      <text:p text:style-name="P2"/>
      <text:p text:style-name="P2"/>
      <text:p text:style-name="P2">R<text:span text:style-name="T4">eciba un coordial <text:s/>Saludo </text:span></text:p>
      <text:p text:style-name="P2"/>
      <text:p text:style-name="P3"><text:span text:style-name="Fuente_20_de_20_párrafo_20_predeter."><text:span text:style-name="T1">Por medio de la presente <text:s/>me permito </text:span></text:span><text:span text:style-name="Fuente_20_de_20_párrafo_20_predeter."><text:span text:style-name="T2">presenta a nuestra <text:s/>compañía <text:s/>ETANOLES DEL MAGDALENA S,A,S como una empresa <text:s/>comercializa dora de </text:span></text:span><text:span text:style-name="Fuente_20_de_20_párrafo_20_predeter."><text:span text:style-name="T1">ALCOHOL ETILICO AL 96% <text:s/>será usado por nuestra empresa para la fabricación y elaboración de <text:s/>xxxxxxxxxxxx</text:span></text:span></text:p>
      <text:p text:style-name="P5">Se expide la presente a los xxxxxxxxxxxxxxx por solicitud del Proveedor para dar cumplimiento al Decreto 3733 de 2005.</text:p>
      <text:p text:style-name="P5">Cordialmente,</text:p>
      <text:p text:style-name="P5"/>
      <text:p text:style-name="P5"/>
      <text:p text:style-name="P6">______________________________</text:p>
      <text:p text:style-name="P7">Xxxxxxxxxxxxxxxxxx</text:p>
      <text:p text:style-name="P7">Representante Legal</text:p>
      <text:p text:style-name="P7">C.C. <text:s text:c="2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Puesto" style:family="paragraph" style:parent-style-name="Heading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initial-creator>ADMONBOGOTA</meta:initial-creator>
    <meta:creation-date>2015-11-17T20:30:00Z</meta:creation-date>
    <dc:date>2015-11-26T17:15:34.031000000</dc:date>
    <meta:editing-cycles>3</meta:editing-cycles>
    <meta:editing-duration>PT20M37S</meta:editing-duration>
    <meta:document-statistic meta:table-count="0" meta:image-count="0" meta:object-count="0" meta:page-count="1" meta:paragraph-count="12" meta:word-count="72" meta:character-count="523" meta:non-whitespace-character-count="45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AppData/Roaming/Skype/My%20Skype%20Received%20Files/FORMATO%20MANIFESTACION%20DE%20USO%202015.odt/Normal"/>
  </office:meta>
</office:document-meta>
</file>